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FA00000135505CCC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87cm" svg:height="8.175cm" svg:x="8.163cm" svg:y="6.404cm">
          <draw:image xlink:href="Pictures/10000201000001FA00000135505CCC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4-29T13:38:11</meta:creation-date>
    <dc:date>2013-04-29T18:17:05</dc:date>
    <dc:creator>sandra </dc:creator>
    <meta:editing-duration>P0D</meta:editing-duration>
    <meta:editing-cycles>2</meta:editing-cycles>
    <meta:generator>LibreOffice/3.5$Linux_X86_64 LibreOffice_project/350m1$Build-2</meta:generator>
    <meta:document-statistic meta:object-count="1"/>
  </office:meta>
</office:document-meta>
</file>